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4f52" officeooo:paragraph-rsid="000c4f52"/>
    </style:style>
    <style:style style:name="P2" style:family="paragraph" style:parent-style-name="Standard">
      <style:text-properties officeooo:paragraph-rsid="000c4f52"/>
    </style:style>
    <style:style style:name="P3" style:family="paragraph" style:parent-style-name="Standard">
      <style:text-properties officeooo:rsid="00107dbd" officeooo:paragraph-rsid="00107dbd"/>
    </style:style>
    <style:style style:name="P4" style:family="paragraph" style:parent-style-name="Standard">
      <style:text-properties officeooo:paragraph-rsid="00107dbd"/>
    </style:style>
    <style:style style:name="T1" style:family="text">
      <style:text-properties officeooo:rsid="000c4f52"/>
    </style:style>
    <style:style style:name="T2" style:family="text">
      <style:text-properties officeooo:rsid="000dfa2c"/>
    </style:style>
    <style:style style:name="T3" style:family="text">
      <style:text-properties officeooo:rsid="00107db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cript 2</text:p>
      <text:p text:style-name="Standard"/>
      <text:p text:style-name="P1">Hello and welcome, thank you for taking the time to consider our pitch.</text:p>
      <text:p text:style-name="P1">We come to you today with an application idea that we believe can be profitable for all interested parties.</text:p>
      <text:p text:style-name="P2"><text:span text:style-name="T1">Our application iPlantified is designed for android and iphone to eliminate the process of losing household plants to neglect or improper knowledge of plant care. This will be achieved by giving the user the option to add the plants that they own into a database. This database will utilise mathematics combined with an in depth knowledge of the individual plant care to create a watering and fertilising schedule. </text:span></text:p>
      <text:p text:style-name="P1">Imagine you have been working a really stressful week and you get home sit on the couch and settle into a deep streaming binge. The weekend is done and you go back to work. Monday night comes around and you look over at your Maiden Hair fern….it’s dry and dying. </text:p>
      <text:p text:style-name="P1">Now go back to that <text:span text:style-name="T2">F</text:span>riday night. You have set your watering notification to coincide with your arrival home. So you get in the door and our app chimes, “<text:span text:style-name="T2">T</text:span>ime to water your Maiden Hair”. <text:span text:style-name="T2">As the user has already input the general conditions into the app such as average temperature, their location and they have configured when they want their notifications to arrive, our apps algorithms do the calculations and let the user know exactly when and how much to water their plant.<text:line-break/>We have engaged with botanists and industry professionals in how to best manage the common house plants in the initial database and with your investment we can continue to do this.</text:span></text:p>
      <text:p text:style-name="P2"><text:span text:style-name="T1">We plan to incorporate location based recommendations into our care schedules as depending on the climate your plant will require different levels of watering sunlight, heat and fertilisation. So say if you are living in a brick house in Hobart in the winter, your app might slow down the rates at which you water your plants as opposed to someone living high in the Northern Territory in winter. This is something that will be especially useful to ‘fragile’ plants that have much more strict care requirements.</text:span></text:p>
      <text:p text:style-name="P3">As you can see here, we have included preliminary designs of what the app could look like and with time and money we will fine tune and perfect our UI to be more intuitive and user friendly*slides of mockups going through here* </text:p>
      <text:p text:style-name="P4"/>
      <text:p text:style-name="Standard">When the plant and flower industry rakes in revenue of $15bn (<text:a xlink:type="simple" xlink:href="https://www.ibisworld.com/united-states/market-research-reports/plant-flower-growing-industry/" text:style-name="Internet_20_link" text:visited-style-name="Visited_20_Internet_20_Link">https://www.ibisworld.com/united-states/market-research-reports/plant-flower-growing-industry/</text:a><text:span text:style-name="T3">) </text:span><text:s/>and the Australian nursery industry brings in $726M (<text:a xlink:type="simple" xlink:href="https://www.ibisworld.com.au/industry-trends/market-research-reports/agriculture-forestry-fishing/agriculture/nursery-production.html" text:style-name="Internet_20_link" text:visited-style-name="Visited_20_Internet_20_Link">https://www.ibisworld.com.au/industry-trends/market-research-reports/agriculture-forestry-fishing/agriculture/nursery-production.html</text:a>) we have speculated that this app will have huge reach not only in the consumer/home use but can be scaled to business size with ease. <text:span text:style-name="T3">With your investment of $100000 today you will gain returns by the fistful as we have not found an application similar to what we are planning on doing.</text:span></text:p>
      <text:p text:style-name="Standard"/>
      <text:p text:style-name="P3">Thank you for considering our app and we hope to take your money soon.</text:p>
      <text:p text:style-name="P3"/>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16T10:58:10.298000000</meta:creation-date>
    <dc:date>2019-11-16T12:09:40.078000000</dc:date>
    <meta:editing-duration>PT7M58S</meta:editing-duration>
    <meta:editing-cycles>2</meta:editing-cycles>
    <meta:generator>LibreOffice/6.3.2.2$Windows_X86_64 LibreOffice_project/98b30e735bda24bc04ab42594c85f7fd8be07b9c</meta:generator>
    <meta:document-statistic meta:table-count="0" meta:image-count="0" meta:object-count="0" meta:page-count="1" meta:paragraph-count="10" meta:word-count="483" meta:character-count="2964" meta:non-whitespace-character-count="2487"/>
  </office:meta>
</office:document-meta>
</file>